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2.016cm" fo:min-width="4.466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116cm" fo:min-width="1.466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4.316cm" fo:min-width="4.466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3.016cm" fo:min-width="1.066cm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3.016cm" fo:min-width="1.266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2.3cm" svg:x="2.3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4cm" svg:x="5.3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4cm" svg:x="3.3cm" svg:y="2.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299cm" svg:height="0.962cm" svg:x="2.301cm" svg:y="1.5cm">
          <draw:text-box>
            <text:p>Applikationen</text:p>
          </draw:text-box>
        </draw:frame>
        <draw:frame draw:style-name="gr3" draw:text-style-name="P2" draw:layer="layout" svg:width="1.662cm" svg:height="0.962cm" svg:x="3.438cm" svg:y="2.7cm">
          <draw:text-box>
            <text:p>Libs</text:p>
          </draw:text-box>
        </draw:frame>
        <draw:frame draw:style-name="gr3" draw:text-style-name="P3" draw:layer="layout" svg:width="2.407cm" svg:height="0.806cm" svg:x="5.1cm" svg:y="2.8cm">
          <draw:text-box>
            <text:p><text:span text:style-name="T1">Services</text:span></text:p>
          </draw:text-box>
        </draw:frame>
        <draw:frame draw:style-name="gr3" draw:text-style-name="P2" draw:layer="layout" svg:width="3.034cm" svg:height="0.962cm" svg:x="7.166cm" svg:y="2.138cm">
          <draw:text-box>
            <text:p>Userland</text:p>
          </draw:text-box>
        </draw:frame>
        <draw:frame draw:style-name="gr3" draw:text-style-name="P4" draw:layer="layout" svg:width="2.551cm" svg:height="1.199cm" svg:x="7.1cm" svg:y="3.601cm">
          <draw:text-box>
            <text:p><text:span text:style-name="T2">Systemcall</text:span></text:p>
            <text:p><text:span text:style-name="T2">Interface</text:span></text:p>
          </draw:text-box>
        </draw:frame>
        <draw:custom-shape draw:style-name="gr4" draw:text-style-name="P1" draw:layer="layout" svg:width="5cm" svg:height="4.6cm" svg:x="2.3cm" svg:y="4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cm" svg:height="3.3cm" svg:x="2.3cm" svg:y="4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8cm" svg:height="3.3cm" svg:x="3.9cm" svg:y="4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cm" svg:height="3.3cm" svg:x="5.7cm" svg:y="4.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304cm" svg:height="0.962cm" svg:x="2.596cm" svg:y="7.7cm">
          <draw:text-box>
            <text:p>Device Driver</text:p>
          </draw:text-box>
        </draw:frame>
        <draw:frame draw:style-name="gr3" draw:text-style-name="P3" draw:layer="layout" svg:width="1.878cm" svg:height="1.361cm" svg:x="2.2cm" svg:y="4.839cm">
          <draw:text-box>
            <text:p text:style-name="P5"><text:span text:style-name="T1">I/O-</text:span></text:p>
            <text:p text:style-name="P5"><text:span text:style-name="T1">Mang.</text:span></text:p>
          </draw:text-box>
        </draw:frame>
        <draw:frame draw:style-name="gr3" draw:text-style-name="P3" draw:layer="layout" svg:width="1.878cm" svg:height="1.361cm" svg:x="3.9cm" svg:y="4.839cm">
          <draw:text-box>
            <text:p text:style-name="P5"><text:span text:style-name="T1">Task-</text:span></text:p>
            <text:p text:style-name="P5"><text:span text:style-name="T1">Mang.</text:span></text:p>
          </draw:text-box>
        </draw:frame>
        <draw:frame draw:style-name="gr3" draw:text-style-name="P3" draw:layer="layout" svg:width="1.878cm" svg:height="1.361cm" svg:x="5.622cm" svg:y="4.839cm">
          <draw:text-box>
            <text:p text:style-name="P5"><text:span text:style-name="T1">MM-</text:span></text:p>
            <text:p text:style-name="P5"><text:span text:style-name="T1">Mang.</text:span></text:p>
          </draw:text-box>
        </draw:frame>
        <draw:frame draw:style-name="gr3" draw:text-style-name="P2" draw:layer="layout" svg:width="2.331cm" svg:height="0.962cm" svg:x="7.166cm" svg:y="5.038cm">
          <draw:text-box>
            <text:p>Kern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ts-i011</meta:initial-creator>
    <meta:creation-date>2019-01-20T13:34:02.291812014</meta:creation-date>
    <dc:date>2019-01-20T13:38:43.362267068</dc:date>
    <dc:creator>its-i011</dc:creator>
    <meta:editing-duration>PT4M41S</meta:editing-duration>
    <meta:editing-cycles>1</meta:editing-cycles>
    <meta:document-statistic meta:object-count="17"/>
    <meta:generator>LibreOffice/5.1.6.2$Linux_X86_64 LibreOffice_project/10m0$Build-2</meta:generator>
  </office:meta>
</office:document-meta>
</file>